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55pt"/>
    </style:style>
    <style:style style:name="co2" style:family="table-column">
      <style:table-column-properties fo:break-before="auto" style:column-width="334.49pt"/>
    </style:style>
    <style:style style:name="co3" style:family="table-column">
      <style:table-column-properties fo:break-before="auto" style:column-width="132.75pt"/>
    </style:style>
    <style:style style:name="co4" style:family="table-column">
      <style:table-column-properties fo:break-before="auto" style:column-width="57pt"/>
    </style:style>
    <style:style style:name="co5" style:family="table-column">
      <style:table-column-properties fo:break-before="auto" style:column-width="87.76pt"/>
    </style:style>
    <style:style style:name="co6" style:family="table-column">
      <style:table-column-properties fo:break-before="auto" style:column-width="63.75pt"/>
    </style:style>
    <style:style style:name="co7" style:family="table-column">
      <style:table-column-properties fo:break-before="auto" style:column-width="113.24pt"/>
    </style:style>
    <style:style style:name="co8" style:family="table-column">
      <style:table-column-properties fo:break-before="auto" style:column-width="98.25pt"/>
    </style:style>
    <style:style style:name="co9" style:family="table-column">
      <style:table-column-properties fo:break-before="auto" style:column-width="127.5pt"/>
    </style:style>
    <style:style style:name="co10" style:family="table-column">
      <style:table-column-properties fo:break-before="auto" style:column-width="108.74pt"/>
    </style:style>
    <style:style style:name="co11" style:family="table-column">
      <style:table-column-properties fo:break-before="auto" style:column-width="80.25pt"/>
    </style:style>
    <style:style style:name="co12" style:family="table-column">
      <style:table-column-properties fo:break-before="auto" style:column-width="137.25pt"/>
    </style:style>
    <style:style style:name="co13" style:family="table-column">
      <style:table-column-properties fo:break-before="auto" style:column-width="134.25pt"/>
    </style:style>
    <style:style style:name="co14" style:family="table-column">
      <style:table-column-properties fo:break-before="auto" style:column-width="97.51pt"/>
    </style:style>
    <style:style style:name="co15" style:family="table-column">
      <style:table-column-properties fo:break-before="auto" style:column-width="136.49pt"/>
    </style:style>
    <style:style style:name="co16" style:family="table-column">
      <style:table-column-properties fo:break-before="auto" style:column-width="38.24pt"/>
    </style:style>
    <style:style style:name="co17" style:family="table-column">
      <style:table-column-properties fo:break-before="auto" style:column-width="60.75pt"/>
    </style:style>
    <style:style style:name="co18" style:family="table-column">
      <style:table-column-properties fo:break-before="auto" style:column-width="101.9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26pt" fo:break-before="auto" style:use-optimal-row-height="false"/>
    </style:style>
    <style:style style:name="ro3" style:family="table-row">
      <style:table-row-properties style:row-height="12.76pt" fo:break-before="auto" style:use-optimal-row-height="false"/>
    </style:style>
    <style:style style:name="ro4" style:family="table-row">
      <style:table-row-properties style:row-height="47.99pt" fo:break-before="auto" style:use-optimal-row-height="false"/>
    </style:style>
    <style:style style:name="ro5" style:family="table-row">
      <style:table-row-properties style:row-height="57pt" fo:break-before="auto" style:use-optimal-row-height="false"/>
    </style:style>
    <style:style style:name="ro6" style:family="table-row">
      <style:table-row-properties style:row-height="27.75pt" fo:break-before="auto" style:use-optimal-row-height="false"/>
    </style:style>
    <style:style style:name="ro7" style:family="table-row">
      <style:table-row-properties style:row-height="15pt" fo:break-before="auto" style:use-optimal-row-height="false"/>
    </style:style>
    <style:style style:name="ta1" style:family="table" style:master-page-name="PageStyle_5f_Hoja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fff2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0.06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d96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8cbad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ffd96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 style:data-style-name="N3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125">
      <style:table-cell-properties fo:background-color="#f8cbad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fo:background-color="#8ea9d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ackground-color="#fffff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 style:data-style-name="N3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 style:data-style-name="N4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9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Default" style:data-style-name="N125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1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10" table:default-cell-style-name="Default"/>
        <table:table-column table:style-name="co18" table:number-columns-repeated="998" table:default-cell-style-name="Default"/>
        <table:table-row table:style-name="ro1">
          <table:table-cell table:style-name="ce1" office:value-type="string" calcext:value-type="string">
            <text:p>Modulo</text:p>
          </table:table-cell>
          <table:table-cell table:style-name="ce10" office:value-type="string" calcext:value-type="string">
            <text:p>Función</text:p>
          </table:table-cell>
          <table:table-cell table:style-name="ce10" office:value-type="string" calcext:value-type="string">
            <text:p>Número de campos</text:p>
          </table:table-cell>
          <table:table-cell table:style-name="ce10" office:value-type="string" calcext:value-type="string">
            <text:p>Objetos</text:p>
          </table:table-cell>
          <table:table-cell table:style-name="ce10" office:value-type="string" calcext:value-type="string">
            <text:p>Complejidad</text:p>
          </table:table-cell>
          <table:table-cell table:style-name="ce10" office:value-type="string" calcext:value-type="string">
            <text:p>Acciones</text:p>
          </table:table-cell>
          <table:table-cell table:style-name="ce10" office:value-type="string" calcext:value-type="string">
            <text:p>Horas dedicadas</text:p>
          </table:table-cell>
          <table:table-cell table:style-name="ce10" office:value-type="string" calcext:value-type="string">
            <text:p>Costo</text:p>
          </table:table-cell>
          <table:table-cell table:style-name="ce24"/>
          <table:table-cell table:style-name="ce25" office:value-type="string" calcext:value-type="string">
            <text:p>Baja</text:p>
          </table:table-cell>
          <table:table-cell table:style-name="ce26" office:value-type="float" office:value="4" calcext:value-type="float">
            <text:p>4</text:p>
          </table:table-cell>
          <table:table-cell table:style-name="ce29" table:number-columns-spanned="4" table:number-rows-spanned="9"/>
          <table:covered-table-cell table:number-columns-repeated="2" table:style-name="ce34"/>
          <table:covered-table-cell table:style-name="ce37"/>
          <table:table-cell table:style-name="ce16" table:number-columns-repeated="1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6">
            <text:p>Registro de usuarios</text:p>
          </table:table-cell>
          <table:table-cell table:style-name="ce11" office:value-type="string" calcext:value-type="string">
            <text:p>CRUD Visitante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IF([.C2]&lt;6;IF([.D2]=2;&quot;media&quot;;IF([.D2]&gt;2;&quot;alta&quot;;&quot;baja&quot;));IF([.C2]&lt;11;IF([.D2]&gt;2;&quot;alta&quot;;&quot;media&quot;);IF([.D2]&gt;2;&quot;muy alta&quot;;&quot;alta&quot;)))" office:value-type="string" office:string-value="alta" calcext:value-type="string">
            <text:p>alta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IF([.E2]=&quot;baja&quot;;[.F2]*[.$K$1];IF([.E2]=&quot;media&quot;;[.F2]*[.$K$2];IF([.E2]=&quot;alta&quot;;[.F2]*[.$K$3];[.F2]*[.$K$4])))" office:value-type="float" office:value="96" calcext:value-type="float">
            <text:p>96</text:p>
          </table:table-cell>
          <table:table-cell table:style-name="ce21" table:formula="of:=ROUND([.G2]*[.$O$17];0)" office:value-type="float" office:value="6663150" calcext:value-type="float">
            <text:p>6,663,150</text:p>
          </table:table-cell>
          <table:table-cell table:style-name="ce24"/>
          <table:table-cell table:style-name="ce25" office:value-type="string" calcext:value-type="string">
            <text:p>Media</text:p>
          </table:table-cell>
          <table:table-cell table:style-name="ce26" office:value-type="float" office:value="8" calcext:value-type="float">
            <text:p>8</text:p>
          </table:table-cell>
          <table:covered-table-cell table:style-name="ce30"/>
          <table:covered-table-cell table:number-columns-repeated="2"/>
          <table:covered-table-cell table:style-name="ce38"/>
          <table:table-cell table:style-name="ce16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CRUD Empleado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IF([.C3]&lt;6;IF([.D3]=2;&quot;media&quot;;IF([.D3]&gt;2;&quot;alta&quot;;&quot;baja&quot;));IF([.C3]&lt;11;IF([.D3]&gt;2;&quot;alta&quot;;&quot;media&quot;);IF([.D3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IF([.E3]=&quot;baja&quot;;[.F3]*[.$K$1];IF([.E3]=&quot;media&quot;;[.F3]*[.$K$2];IF([.E3]=&quot;alta&quot;;[.F3]*[.$K$3];[.F3]*[.$K$4])))" office:value-type="float" office:value="128" calcext:value-type="float">
            <text:p>128</text:p>
          </table:table-cell>
          <table:table-cell table:style-name="ce21" table:formula="of:=ROUND([.G3]*[.$O$17];0)" office:value-type="float" office:value="8884200" calcext:value-type="float">
            <text:p>8,884,200</text:p>
          </table:table-cell>
          <table:table-cell table:style-name="ce24"/>
          <table:table-cell table:style-name="ce25" office:value-type="string" calcext:value-type="string">
            <text:p>Alta</text:p>
          </table:table-cell>
          <table:table-cell table:style-name="ce26" office:value-type="float" office:value="12" calcext:value-type="float">
            <text:p>12</text:p>
          </table:table-cell>
          <table:covered-table-cell table:style-name="ce30"/>
          <table:covered-table-cell table:number-columns-repeated="2"/>
          <table:covered-table-cell table:style-name="ce38"/>
          <table:table-cell table:style-name="ce16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CRUD Recluso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IF([.C4]&lt;6;IF([.D4]=2;&quot;media&quot;;IF([.D4]&gt;2;&quot;alta&quot;;&quot;baja&quot;));IF([.C4]&lt;11;IF([.D4]&gt;2;&quot;alta&quot;;&quot;media&quot;);IF([.D4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IF([.E4]=&quot;baja&quot;;[.F4]*[.$K$1];IF([.E4]=&quot;media&quot;;[.F4]*[.$K$2];IF([.E4]=&quot;alta&quot;;[.F4]*[.$K$3];[.F4]*[.$K$4])))" office:value-type="float" office:value="128" calcext:value-type="float">
            <text:p>128</text:p>
          </table:table-cell>
          <table:table-cell table:style-name="ce21" table:formula="of:=ROUND([.G4]*[.$O$17];0)" office:value-type="float" office:value="8884200" calcext:value-type="float">
            <text:p>8,884,200</text:p>
          </table:table-cell>
          <table:table-cell table:style-name="ce24"/>
          <table:table-cell table:style-name="ce25" office:value-type="string" calcext:value-type="string">
            <text:p>Muy alta</text:p>
          </table:table-cell>
          <table:table-cell table:style-name="ce26" office:value-type="float" office:value="16" calcext:value-type="float">
            <text:p>16</text:p>
          </table:table-cell>
          <table:covered-table-cell table:style-name="ce30"/>
          <table:covered-table-cell table:number-columns-repeated="2"/>
          <table:covered-table-cell table:style-name="ce38"/>
          <table:table-cell table:style-name="ce16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Autenticar acceso 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IF([.C5]&lt;6;IF([.D5]=2;&quot;media&quot;;IF([.D5]&gt;2;&quot;alta&quot;;&quot;baja&quot;));IF([.C5]&lt;11;IF([.D5]&gt;2;&quot;alta&quot;;&quot;media&quot;);IF([.D5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IF([.E5]=&quot;baja&quot;;[.F5]*[.$K$1];IF([.E5]=&quot;media&quot;;[.F5]*[.$K$2];IF([.E5]=&quot;alta&quot;;[.F5]*[.$K$3];[.F5]*[.$K$4])))" office:value-type="float" office:value="112" calcext:value-type="float">
            <text:p>112</text:p>
          </table:table-cell>
          <table:table-cell table:style-name="ce21" table:formula="of:=ROUND([.G5]*[.$O$17];0)" office:value-type="float" office:value="7773675" calcext:value-type="float">
            <text:p>7,773,675</text:p>
          </table:table-cell>
          <table:table-cell table:style-name="ce24"/>
          <table:table-cell table:style-name="ce26" table:number-columns-spanned="2" table:number-rows-spanned="1"/>
          <table:covered-table-cell table:style-name="ce27"/>
          <table:covered-table-cell table:style-name="ce30"/>
          <table:covered-table-cell table:number-columns-repeated="2"/>
          <table:covered-table-cell table:style-name="ce38"/>
          <table:table-cell table:style-name="ce16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Migración de datos de empleados 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IF([.C6]&lt;6;IF([.D6]=2;&quot;media&quot;;IF([.D6]&gt;2;&quot;alta&quot;;&quot;baja&quot;));IF([.C6]&lt;11;IF([.D6]&gt;2;&quot;alta&quot;;&quot;media&quot;);IF([.D6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IF([.E6]=&quot;baja&quot;;[.F6]*[.$K$1];IF([.E6]=&quot;media&quot;;[.F6]*[.$K$2];IF([.E6]=&quot;alta&quot;;[.F6]*[.$K$3];[.F6]*[.$K$4])))" office:value-type="float" office:value="160" calcext:value-type="float">
            <text:p>160</text:p>
          </table:table-cell>
          <table:table-cell table:style-name="ce21" table:formula="of:=ROUND([.G6]*[.$O$17];0)" office:value-type="float" office:value="11105250" calcext:value-type="float">
            <text:p>11,105,250</text:p>
          </table:table-cell>
          <table:table-cell table:style-name="ce24"/>
          <table:table-cell table:style-name="ce25"/>
          <table:table-cell table:style-name="ce26"/>
          <table:covered-table-cell table:style-name="ce30"/>
          <table:covered-table-cell table:number-columns-repeated="2"/>
          <table:covered-table-cell table:style-name="ce38"/>
          <table:table-cell table:style-name="ce16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Migración de datos de reclusos</text:p>
          </table:table-cell>
          <table:table-cell table:style-name="ce11" office:value-type="float" office:value="13" calcext:value-type="float">
            <text:p>13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IF([.C7]&lt;6;IF([.D7]=2;&quot;media&quot;;IF([.D7]&gt;2;&quot;alta&quot;;&quot;baja&quot;));IF([.C7]&lt;11;IF([.D7]&gt;2;&quot;alta&quot;;&quot;media&quot;);IF([.D7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IF([.E7]=&quot;baja&quot;;[.F7]*[.$K$1];IF([.E7]=&quot;media&quot;;[.F7]*[.$K$2];IF([.E7]=&quot;alta&quot;;[.F7]*[.$K$3];[.F7]*[.$K$4])))" office:value-type="float" office:value="160" calcext:value-type="float">
            <text:p>160</text:p>
          </table:table-cell>
          <table:table-cell table:style-name="ce21" table:formula="of:=ROUND([.G7]*[.$O$17];0)" office:value-type="float" office:value="11105250" calcext:value-type="float">
            <text:p>11,105,250</text:p>
          </table:table-cell>
          <table:table-cell table:style-name="ce24"/>
          <table:table-cell table:style-name="ce25"/>
          <table:table-cell table:style-name="ce26"/>
          <table:covered-table-cell table:style-name="ce30"/>
          <table:covered-table-cell table:number-columns-repeated="2"/>
          <table:covered-table-cell table:style-name="ce38"/>
          <table:table-cell table:style-name="ce16" table:number-columns-repeated="11"/>
          <table:table-cell table:number-columns-repeated="998"/>
        </table:table-row>
        <table:table-row table:style-name="ro2">
          <table:table-cell table:style-name="ce4" office:value-type="string" calcext:value-type="string">
            <text:p>Solicitud de visita</text:p>
          </table:table-cell>
          <table:table-cell table:style-name="ce11" office:value-type="string" calcext:value-type="string">
            <text:p>CRUD Solicitud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9" calcext:value-type="float">
            <text:p>9</text:p>
          </table:table-cell>
          <table:table-cell table:style-name="ce11" table:formula="of:=IF([.C8]&lt;6;IF([.D8]=2;&quot;media&quot;;IF([.D8]&gt;2;&quot;alta&quot;;&quot;baja&quot;));IF([.C8]&lt;11;IF([.D8]&gt;2;&quot;alta&quot;;&quot;media&quot;);IF([.D8]&gt;2;&quot;muy alta&quot;;&quot;alta&quot;)))" office:value-type="string" office:string-value="alta" calcext:value-type="string">
            <text:p>alta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IF([.E8]=&quot;baja&quot;;[.F8]*[.$K$1];IF([.E8]=&quot;media&quot;;[.F8]*[.$K$2];IF([.E8]=&quot;alta&quot;;[.F8]*[.$K$3];[.F8]*[.$K$4])))" office:value-type="float" office:value="84" calcext:value-type="float">
            <text:p>84</text:p>
          </table:table-cell>
          <table:table-cell table:style-name="ce21" table:formula="of:=ROUND([.G8]*[.$O$17];0)" office:value-type="float" office:value="5830256" calcext:value-type="float">
            <text:p>5,830,256</text:p>
          </table:table-cell>
          <table:table-cell table:style-name="ce24"/>
          <table:table-cell table:style-name="ce25" office:value-type="string" calcext:value-type="string">
            <text:p>Factor nomina</text:p>
          </table:table-cell>
          <table:table-cell table:style-name="ce26" office:value-type="float" office:value="2.55" calcext:value-type="float">
            <text:p>2.55</text:p>
          </table:table-cell>
          <table:covered-table-cell table:style-name="ce30"/>
          <table:covered-table-cell table:number-columns-repeated="2"/>
          <table:covered-table-cell table:style-name="ce38"/>
          <table:table-cell table:style-name="ce16" table:number-columns-repeated="1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2">
            <text:p>Verificación de requerimientos de visitante</text:p>
          </table:table-cell>
          <table:table-cell table:style-name="ce11" office:value-type="string" calcext:value-type="string">
            <text:p>Notificar recepción de solicitud 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IF([.C9]&lt;6;IF([.D9]=2;&quot;media&quot;;IF([.D9]&gt;2;&quot;alta&quot;;&quot;baja&quot;));IF([.C9]&lt;11;IF([.D9]&gt;2;&quot;alta&quot;;&quot;media&quot;);IF([.D9]&gt;2;&quot;muy alta&quot;;&quot;alta&quot;)))" office:value-type="string" office:string-value="alta" calcext:value-type="string">
            <text:p>alta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IF([.E9]=&quot;baja&quot;;[.F9]*[.$K$1];IF([.E9]=&quot;media&quot;;[.F9]*[.$K$2];IF([.E9]=&quot;alta&quot;;[.F9]*[.$K$3];[.F9]*[.$K$4])))" office:value-type="float" office:value="36" calcext:value-type="float">
            <text:p>36</text:p>
          </table:table-cell>
          <table:table-cell table:style-name="ce21" table:formula="of:=ROUND([.G9]*[.$O$17];0)" office:value-type="float" office:value="2498681" calcext:value-type="float">
            <text:p>2,498,681</text:p>
          </table:table-cell>
          <table:table-cell table:style-name="ce24"/>
          <table:table-cell table:style-name="ce25" office:value-type="string" calcext:value-type="string">
            <text:p>Total horas tarea</text:p>
          </table:table-cell>
          <table:table-cell table:style-name="ce26" office:value-type="float" office:value="10" calcext:value-type="float">
            <text:p>10</text:p>
          </table:table-cell>
          <table:covered-table-cell table:style-name="ce31"/>
          <table:covered-table-cell table:number-columns-repeated="2" table:style-name="ce35"/>
          <table:covered-table-cell table:style-name="ce39"/>
          <table:table-cell table:style-name="ce16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CRUD Validación</text:p>
          </table:table-cell>
          <table:table-cell table:style-name="ce11" office:value-type="float" office:value="17" calcext:value-type="float">
            <text:p>17</text:p>
          </table:table-cell>
          <table:table-cell table:style-name="ce17" office:value-type="float" office:value="13" calcext:value-type="float">
            <text:p>13</text:p>
          </table:table-cell>
          <table:table-cell table:style-name="ce11" table:formula="of:=IF([.C10]&lt;6;IF([.D10]=2;&quot;media&quot;;IF([.D10]&gt;2;&quot;alta&quot;;&quot;baja&quot;));IF([.C10]&lt;11;IF([.D10]&gt;2;&quot;alta&quot;;&quot;media&quot;);IF([.D10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IF([.E10]=&quot;baja&quot;;[.F10]*[.$K$1];IF([.E10]=&quot;media&quot;;[.F10]*[.$K$2];IF([.E10]=&quot;alta&quot;;[.F10]*[.$K$3];[.F10]*[.$K$4])))" office:value-type="float" office:value="128" calcext:value-type="float">
            <text:p>128</text:p>
          </table:table-cell>
          <table:table-cell table:style-name="ce21" table:formula="of:=ROUND([.G10]*[.$O$17];0)" office:value-type="float" office:value="8884200" calcext:value-type="float">
            <text:p>8,884,200</text:p>
          </table:table-cell>
          <table:table-cell table:style-name="ce24"/>
          <table:table-cell table:style-name="ce26"/>
          <table:table-cell table:style-name="ce28" office:value-type="string" calcext:value-type="string">
            <text:p>horas tarea</text:p>
          </table:table-cell>
          <table:table-cell table:style-name="ce28" office:value-type="string" calcext:value-type="string">
            <text:p>costo mes ingeniero</text:p>
          </table:table-cell>
          <table:table-cell table:style-name="ce28" office:value-type="string" calcext:value-type="string">
            <text:p>valor mes ingeniero</text:p>
          </table:table-cell>
          <table:table-cell table:style-name="ce28" office:value-type="string" calcext:value-type="string">
            <text:p>valor tarea</text:p>
          </table:table-cell>
          <table:table-cell table:style-name="ce28" office:value-type="string" calcext:value-type="string">
            <text:p>valor hora ingeniero</text:p>
          </table:table-cell>
          <table:table-cell table:style-name="ce16" table:number-columns-repeated="11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3">
            <text:p>Agendamiento de citas</text:p>
          </table:table-cell>
          <table:table-cell table:style-name="ce11" office:value-type="string" calcext:value-type="string">
            <text:p>Modificar estado de la solicitud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IF([.C11]&lt;6;IF([.D11]=2;&quot;media&quot;;IF([.D11]&gt;2;&quot;alta&quot;;&quot;baja&quot;));IF([.C11]&lt;11;IF([.D11]&gt;2;&quot;alta&quot;;&quot;media&quot;);IF([.D11]&gt;2;&quot;muy alta&quot;;&quot;alta&quot;)))" office:value-type="string" office:string-value="alta" calcext:value-type="string">
            <text:p>alta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IF([.E11]=&quot;baja&quot;;[.F11]*[.$K$1];IF([.E11]=&quot;media&quot;;[.F11]*[.$K$2];IF([.E11]=&quot;alta&quot;;[.F11]*[.$K$3];[.F11]*[.$K$4])))" office:value-type="float" office:value="84" calcext:value-type="float">
            <text:p>84</text:p>
          </table:table-cell>
          <table:table-cell table:style-name="ce21" table:formula="of:=ROUND([.G11]*[.$O$17];0)" office:value-type="float" office:value="5830256" calcext:value-type="float">
            <text:p>5,830,256</text:p>
          </table:table-cell>
          <table:table-cell table:style-name="ce24"/>
          <table:table-cell table:style-name="ce25" office:value-type="string" calcext:value-type="string">
            <text:p>administración</text:p>
          </table:table-cell>
          <table:table-cell table:style-name="ce26" table:formula="of:=+[.K9]*0.11" office:value-type="string" office:string-value="1.1" calcext:value-type="string">
            <text:p>1.1</text:p>
          </table:table-cell>
          <table:table-cell table:style-name="ce32" office:value-type="float" office:value="5000000" calcext:value-type="float">
            <text:p>5,000,000</text:p>
          </table:table-cell>
          <table:table-cell table:style-name="ce32" table:formula="of:=+[.L11]*[.$K$8]" office:value-type="float" office:value="12750000" calcext:value-type="float">
            <text:p>12,750,000</text:p>
          </table:table-cell>
          <table:table-cell table:style-name="ce36" table:formula="of:=+[.M11]/160*[.K11]" office:value-type="float" office:value="87656.25" calcext:value-type="float">
            <text:p>87,656.25</text:p>
          </table:table-cell>
          <table:table-cell table:style-name="ce40" table:formula="of:=+[.M11]/160" office:value-type="float" office:value="79687.5" calcext:value-type="float">
            <text:p>79,687.50 </text:p>
          </table:table-cell>
          <table:table-cell table:style-name="ce41"/>
          <table:table-cell table:style-name="ce16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Notificar repuesta de solicitud</text:p>
          </table:table-cell>
          <table:table-cell table:style-name="ce11" office:value-type="float" office:value="6" calcext:value-type="float">
            <text:p>6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IF([.C12]&lt;6;IF([.D12]=2;&quot;media&quot;;IF([.D12]&gt;2;&quot;alta&quot;;&quot;baja&quot;));IF([.C12]&lt;11;IF([.D12]&gt;2;&quot;alta&quot;;&quot;media&quot;);IF([.D12]&gt;2;&quot;muy alta&quot;;&quot;alta&quot;)))" office:value-type="string" office:string-value="alta" calcext:value-type="string">
            <text:p>alta</text:p>
          </table:table-cell>
          <table:table-cell table:style-name="ce11" office:value-type="float" office:value="4" calcext:value-type="float">
            <text:p>4</text:p>
          </table:table-cell>
          <table:table-cell table:style-name="ce11" table:formula="of:=IF([.E12]=&quot;baja&quot;;[.F12]*[.$K$1];IF([.E12]=&quot;media&quot;;[.F12]*[.$K$2];IF([.E12]=&quot;alta&quot;;[.F12]*[.$K$3];[.F12]*[.$K$4])))" office:value-type="float" office:value="48" calcext:value-type="float">
            <text:p>48</text:p>
          </table:table-cell>
          <table:table-cell table:style-name="ce21" table:formula="of:=ROUND([.G12]*[.$O$17];0)" office:value-type="float" office:value="3331575" calcext:value-type="float">
            <text:p>3,331,575</text:p>
          </table:table-cell>
          <table:table-cell table:style-name="ce24"/>
          <table:table-cell table:style-name="ce25" office:value-type="string" calcext:value-type="string">
            <text:p>diseño</text:p>
          </table:table-cell>
          <table:table-cell table:style-name="ce26" table:formula="of:=+[.K9]*0.11" office:value-type="string" office:string-value="1.1" calcext:value-type="string">
            <text:p>1.1</text:p>
          </table:table-cell>
          <table:table-cell table:style-name="ce32" office:value-type="float" office:value="3500000" calcext:value-type="float">
            <text:p>3,500,000</text:p>
          </table:table-cell>
          <table:table-cell table:style-name="ce32" table:formula="of:=+[.L12]*[.$K$8]" office:value-type="float" office:value="8925000" calcext:value-type="float">
            <text:p>8,925,000</text:p>
          </table:table-cell>
          <table:table-cell table:style-name="ce36" table:formula="of:=+[.M12]/160*[.K12]" office:value-type="float" office:value="61359.375" calcext:value-type="float">
            <text:p>61,359.38</text:p>
          </table:table-cell>
          <table:table-cell table:style-name="ce40" table:formula="of:=+[.M12]/160" office:value-type="float" office:value="55781.25" calcext:value-type="float">
            <text:p>55,781.25 </text:p>
          </table:table-cell>
          <table:table-cell table:style-name="ce41"/>
          <table:table-cell table:style-name="ce16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Desplegar boletín de Recomendaciones</text:p>
          </table:table-cell>
          <table:table-cell table:style-name="ce11" office:value-type="float" office:value="20" calcext:value-type="float">
            <text:p>20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IF([.C13]&lt;6;IF([.D13]=2;&quot;media&quot;;IF([.D13]&gt;2;&quot;alta&quot;;&quot;baja&quot;));IF([.C13]&lt;11;IF([.D13]&gt;2;&quot;alta&quot;;&quot;media&quot;);IF([.D13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IF([.E13]=&quot;baja&quot;;[.F13]*[.$K$1];IF([.E13]=&quot;media&quot;;[.F13]*[.$K$2];IF([.E13]=&quot;alta&quot;;[.F13]*[.$K$3];[.F13]*[.$K$4])))" office:value-type="float" office:value="96" calcext:value-type="float">
            <text:p>96</text:p>
          </table:table-cell>
          <table:table-cell table:style-name="ce21" table:formula="of:=ROUND([.G13]*[.$O$17];0)" office:value-type="float" office:value="6663150" calcext:value-type="float">
            <text:p>6,663,150</text:p>
          </table:table-cell>
          <table:table-cell table:style-name="ce24"/>
          <table:table-cell table:style-name="ce25" office:value-type="string" calcext:value-type="string">
            <text:p>desarrollo</text:p>
          </table:table-cell>
          <table:table-cell table:style-name="ce26" table:formula="of:=+[.K9]*0.44" office:value-type="string" office:string-value="4.4" calcext:value-type="string">
            <text:p>4.4</text:p>
          </table:table-cell>
          <table:table-cell table:style-name="ce32" office:value-type="float" office:value="5000000" calcext:value-type="float">
            <text:p>5,000,000</text:p>
          </table:table-cell>
          <table:table-cell table:style-name="ce32" table:formula="of:=+[.L13]*[.$K$8]" office:value-type="float" office:value="12750000" calcext:value-type="float">
            <text:p>12,750,000</text:p>
          </table:table-cell>
          <table:table-cell table:style-name="ce36" table:formula="of:=+[.M13]/160*[.K13]" office:value-type="float" office:value="350625" calcext:value-type="float">
            <text:p>350,625.00</text:p>
          </table:table-cell>
          <table:table-cell table:style-name="ce40" table:formula="of:=+[.M13]/160" office:value-type="float" office:value="79687.5" calcext:value-type="float">
            <text:p>79,687.50 </text:p>
          </table:table-cell>
          <table:table-cell table:style-name="ce41"/>
          <table:table-cell table:style-name="ce16" table:number-columns-repeated="10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4">
            <text:p>Documentos</text:p>
          </table:table-cell>
          <table:table-cell table:style-name="ce11" office:value-type="string" calcext:value-type="string">
            <text:p>Cargar archivos</text:p>
          </table:table-cell>
          <table:table-cell table:style-name="ce11" office:value-type="float" office:value="9" calcext:value-type="float">
            <text:p>9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IF([.C14]&lt;6;IF([.D14]=2;&quot;media&quot;;IF([.D14]&gt;2;&quot;alta&quot;;&quot;baja&quot;));IF([.C14]&lt;11;IF([.D14]&gt;2;&quot;alta&quot;;&quot;media&quot;);IF([.D14]&gt;2;&quot;muy alta&quot;;&quot;alta&quot;)))" office:value-type="string" office:string-value="alta" calcext:value-type="string">
            <text:p>alta</text:p>
          </table:table-cell>
          <table:table-cell table:style-name="ce11" office:value-type="float" office:value="5" calcext:value-type="float">
            <text:p>5</text:p>
          </table:table-cell>
          <table:table-cell table:style-name="ce11" table:formula="of:=IF([.E14]=&quot;baja&quot;;[.F14]*[.$K$1];IF([.E14]=&quot;media&quot;;[.F14]*[.$K$2];IF([.E14]=&quot;alta&quot;;[.F14]*[.$K$3];[.F14]*[.$K$4])))" office:value-type="float" office:value="60" calcext:value-type="float">
            <text:p>60</text:p>
          </table:table-cell>
          <table:table-cell table:style-name="ce21" table:formula="of:=ROUND([.G14]*[.$O$17];0)" office:value-type="float" office:value="4164469" calcext:value-type="float">
            <text:p>4,164,469</text:p>
          </table:table-cell>
          <table:table-cell table:style-name="ce24"/>
          <table:table-cell table:style-name="ce25" office:value-type="string" calcext:value-type="string">
            <text:p>pruebas</text:p>
          </table:table-cell>
          <table:table-cell table:style-name="ce26" table:formula="of:=+[.K9]*0.22" office:value-type="string" office:string-value="2.2" calcext:value-type="string">
            <text:p>2.2</text:p>
          </table:table-cell>
          <table:table-cell table:style-name="ce32" office:value-type="float" office:value="3500000" calcext:value-type="float">
            <text:p>3,500,000</text:p>
          </table:table-cell>
          <table:table-cell table:style-name="ce32" table:formula="of:=+[.L14]*[.$K$8]" office:value-type="float" office:value="8925000" calcext:value-type="float">
            <text:p>8,925,000</text:p>
          </table:table-cell>
          <table:table-cell table:style-name="ce36" table:formula="of:=+[.M14]/160*[.K14]" office:value-type="float" office:value="122718.75" calcext:value-type="float">
            <text:p>122,718.75</text:p>
          </table:table-cell>
          <table:table-cell table:style-name="ce40" table:formula="of:=+[.M14]/160" office:value-type="float" office:value="55781.25" calcext:value-type="float">
            <text:p>55,781.25 </text:p>
          </table:table-cell>
          <table:table-cell table:style-name="ce41"/>
          <table:table-cell table:style-name="ce16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Generar ticket de visita en PDF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IF([.C15]&lt;6;IF([.D15]=2;&quot;media&quot;;IF([.D15]&gt;2;&quot;alta&quot;;&quot;baja&quot;));IF([.C15]&lt;11;IF([.D15]&gt;2;&quot;alta&quot;;&quot;media&quot;);IF([.D15]&gt;2;&quot;muy alta&quot;;&quot;alta&quot;)))" office:value-type="string" office:string-value="alta" calcext:value-type="string">
            <text:p>alta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IF([.E15]=&quot;baja&quot;;[.F15]*[.$K$1];IF([.E15]=&quot;media&quot;;[.F15]*[.$K$2];IF([.E15]=&quot;alta&quot;;[.F15]*[.$K$3];[.F15]*[.$K$4])))" office:value-type="float" office:value="96" calcext:value-type="float">
            <text:p>96</text:p>
          </table:table-cell>
          <table:table-cell table:style-name="ce21" table:formula="of:=ROUND([.G15]*[.$O$17];0)" office:value-type="float" office:value="6663150" calcext:value-type="float">
            <text:p>6,663,150</text:p>
          </table:table-cell>
          <table:table-cell table:style-name="ce24"/>
          <table:table-cell table:style-name="ce25" office:value-type="string" calcext:value-type="string">
            <text:p>Instalación</text:p>
          </table:table-cell>
          <table:table-cell table:style-name="ce26" table:formula="of:=+[.K9]*0.06" office:value-type="string" office:string-value="0.6" calcext:value-type="string">
            <text:p>0.6</text:p>
          </table:table-cell>
          <table:table-cell table:style-name="ce32" office:value-type="float" office:value="4000000" calcext:value-type="float">
            <text:p>4,000,000</text:p>
          </table:table-cell>
          <table:table-cell table:style-name="ce32" table:formula="of:=+[.L15]*[.$K$8]" office:value-type="float" office:value="10200000" calcext:value-type="float">
            <text:p>10,200,000</text:p>
          </table:table-cell>
          <table:table-cell table:style-name="ce36" table:formula="of:=+[.M15]/160*[.K15]" office:value-type="float" office:value="38250" calcext:value-type="float">
            <text:p>38,250.00</text:p>
          </table:table-cell>
          <table:table-cell table:style-name="ce40" table:formula="of:=+[.M15]/160" office:value-type="float" office:value="63750" calcext:value-type="float">
            <text:p>63,750.00 </text:p>
          </table:table-cell>
          <table:table-cell table:style-name="ce41"/>
          <table:table-cell table:style-name="ce16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Generar reporte de histórico de citas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IF([.C16]&lt;6;IF([.D16]=2;&quot;media&quot;;IF([.D16]&gt;2;&quot;alta&quot;;&quot;baja&quot;));IF([.C16]&lt;11;IF([.D16]&gt;2;&quot;alta&quot;;&quot;media&quot;);IF([.D16]&gt;2;&quot;muy alta&quot;;&quot;alta&quot;)))" office:value-type="string" office:string-value="alta" calcext:value-type="string">
            <text:p>alta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IF([.E16]=&quot;baja&quot;;[.F16]*[.$K$1];IF([.E16]=&quot;media&quot;;[.F16]*[.$K$2];IF([.E16]=&quot;alta&quot;;[.F16]*[.$K$3];[.F16]*[.$K$4])))" office:value-type="float" office:value="180" calcext:value-type="float">
            <text:p>180</text:p>
          </table:table-cell>
          <table:table-cell table:style-name="ce21" table:formula="of:=ROUND([.G16]*[.$O$17];0)" office:value-type="float" office:value="12493406" calcext:value-type="float">
            <text:p>12,493,406</text:p>
          </table:table-cell>
          <table:table-cell table:style-name="ce24"/>
          <table:table-cell table:style-name="ce25" office:value-type="string" calcext:value-type="string">
            <text:p>documentación</text:p>
          </table:table-cell>
          <table:table-cell table:style-name="ce26" table:formula="of:=+[.K9]*0.06" office:value-type="string" office:string-value="0.6" calcext:value-type="string">
            <text:p>0.6</text:p>
          </table:table-cell>
          <table:table-cell table:style-name="ce32" office:value-type="float" office:value="3500000" calcext:value-type="float">
            <text:p>3,500,000</text:p>
          </table:table-cell>
          <table:table-cell table:style-name="ce32" table:formula="of:=+[.L16]*[.$K$8]" office:value-type="float" office:value="8925000" calcext:value-type="float">
            <text:p>8,925,000</text:p>
          </table:table-cell>
          <table:table-cell table:style-name="ce36" table:formula="of:=+[.M16]/160*[.K16]" office:value-type="float" office:value="33468.75" calcext:value-type="float">
            <text:p>33,468.75</text:p>
          </table:table-cell>
          <table:table-cell table:style-name="ce40" table:formula="of:=+[.M16]/160" office:value-type="float" office:value="55781.25" calcext:value-type="float">
            <text:p>55,781.25 </text:p>
          </table:table-cell>
          <table:table-cell table:style-name="ce41"/>
          <table:table-cell table:style-name="ce16" table:number-columns-repeated="10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Generar métricas del aplicativo</text:p>
          </table:table-cell>
          <table:table-cell table:style-name="ce11" office:value-type="float" office:value="15" calcext:value-type="float">
            <text:p>15</text:p>
          </table:table-cell>
          <table:table-cell table:style-name="ce11" office:value-type="float" office:value="7" calcext:value-type="float">
            <text:p>7</text:p>
          </table:table-cell>
          <table:table-cell table:style-name="ce11" table:formula="of:=IF([.C17]&lt;6;IF([.D17]=2;&quot;media&quot;;IF([.D17]&gt;2;&quot;alta&quot;;&quot;baja&quot;));IF([.C17]&lt;11;IF([.D17]&gt;2;&quot;alta&quot;;&quot;media&quot;);IF([.D17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IF([.E17]=&quot;baja&quot;;[.F17]*[.$K$1];IF([.E17]=&quot;media&quot;;[.F17]*[.$K$2];IF([.E17]=&quot;alta&quot;;[.F17]*[.$K$3];[.F17]*[.$K$4])))" office:value-type="float" office:value="240" calcext:value-type="float">
            <text:p>240</text:p>
          </table:table-cell>
          <table:table-cell table:style-name="ce21" table:formula="of:=ROUND([.G17]*[.$O$17];0)" office:value-type="float" office:value="16657874" calcext:value-type="float">
            <text:p>16,657,874</text:p>
          </table:table-cell>
          <table:table-cell table:style-name="ce24"/>
          <table:table-cell table:style-name="ce25" office:value-type="string" calcext:value-type="string">
            <text:p>totales</text:p>
          </table:table-cell>
          <table:table-cell table:style-name="ce26" table:formula="of:=SUM([.K11:.K16])" office:value-type="float" office:value="0" calcext:value-type="float">
            <text:p>0</text:p>
          </table:table-cell>
          <table:table-cell table:style-name="ce32" table:formula="of:=SUM([.L11:.L16])" office:value-type="float" office:value="24500000" calcext:value-type="float">
            <text:p>24,500,000</text:p>
          </table:table-cell>
          <table:table-cell table:style-name="ce32" table:formula="of:=SUM([.M11:.M16])" office:value-type="float" office:value="62475000" calcext:value-type="float">
            <text:p>62,475,000</text:p>
          </table:table-cell>
          <table:table-cell table:style-name="ce36" table:formula="of:=SUM([.N11:.N16])" office:value-type="float" office:value="694078.125" calcext:value-type="float">
            <text:p>694,078.13</text:p>
          </table:table-cell>
          <table:table-cell table:style-name="ce40" table:formula="of:=+[.N17]/[.K17]" office:value-type="string" office:string-value="69,407.81" calcext:value-type="string">
            <text:p>69,407.81 </text:p>
          </table:table-cell>
          <table:table-cell table:style-name="ce41"/>
          <table:table-cell table:style-name="ce16" table:number-columns-repeated="10"/>
          <table:table-cell table:number-columns-repeated="998"/>
        </table:table-row>
        <table:table-row table:style-name="ro2">
          <table:table-cell table:style-name="ce2" office:value-type="string" calcext:value-type="string" table:number-columns-spanned="1" table:number-rows-spanned="7">
            <text:p>Integración</text:p>
          </table:table-cell>
          <table:table-cell table:style-name="ce11" office:value-type="string" calcext:value-type="string">
            <text:p>Parametrizar el módulo de documentos</text:p>
          </table:table-cell>
          <table:table-cell table:style-name="ce11" office:value-type="float" office:value="44" calcext:value-type="float">
            <text:p>44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IF([.C18]&lt;6;IF([.D18]=2;&quot;media&quot;;IF([.D18]&gt;2;&quot;alta&quot;;&quot;baja&quot;));IF([.C18]&lt;11;IF([.D18]&gt;2;&quot;alta&quot;;&quot;media&quot;);IF([.D18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IF([.E18]=&quot;baja&quot;;[.F18]*[.$K$1];IF([.E18]=&quot;media&quot;;[.F18]*[.$K$2];IF([.E18]=&quot;alta&quot;;[.F18]*[.$K$3];[.F18]*[.$K$4])))" office:value-type="float" office:value="288" calcext:value-type="float">
            <text:p>288</text:p>
          </table:table-cell>
          <table:table-cell table:style-name="ce21" table:formula="of:=ROUND([.G18]*[.$O$17];0)" office:value-type="float" office:value="19989449" calcext:value-type="float">
            <text:p>19,989,449</text:p>
          </table:table-cell>
          <table:table-cell table:style-name="ce24"/>
          <table:table-cell table:number-columns-repeated="6"/>
          <table:table-cell table:style-name="ce16" table:number-columns-repeated="11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Parametrizar el módulo de registro</text:p>
          </table:table-cell>
          <table:table-cell table:style-name="ce11" office:value-type="float" office:value="65" calcext:value-type="float">
            <text:p>65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IF([.C19]&lt;6;IF([.D19]=2;&quot;media&quot;;IF([.D19]&gt;2;&quot;alta&quot;;&quot;baja&quot;));IF([.C19]&lt;11;IF([.D19]&gt;2;&quot;alta&quot;;&quot;media&quot;);IF([.D19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IF([.E19]=&quot;baja&quot;;[.F19]*[.$K$1];IF([.E19]=&quot;media&quot;;[.F19]*[.$K$2];IF([.E19]=&quot;alta&quot;;[.F19]*[.$K$3];[.F19]*[.$K$4])))" office:value-type="float" office:value="240" calcext:value-type="float">
            <text:p>240</text:p>
          </table:table-cell>
          <table:table-cell table:style-name="ce21" table:formula="of:=ROUND([.G19]*[.$O$17];0)" office:value-type="float" office:value="16657874" calcext:value-type="float">
            <text:p>16,657,874</text:p>
          </table:table-cell>
          <table:table-cell table:style-name="ce24"/>
          <table:table-cell table:style-name="ce16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Parametrizar el módulo de solicitud de visita</text:p>
          </table:table-cell>
          <table:table-cell table:style-name="ce11" office:value-type="float" office:value="11" calcext:value-type="float">
            <text:p>11</text:p>
          </table:table-cell>
          <table:table-cell table:style-name="ce11" office:value-type="float" office:value="3" calcext:value-type="float">
            <text:p>3</text:p>
          </table:table-cell>
          <table:table-cell table:style-name="ce11" table:formula="of:=IF([.C20]&lt;6;IF([.D20]=2;&quot;media&quot;;IF([.D20]&gt;2;&quot;alta&quot;;&quot;baja&quot;));IF([.C20]&lt;11;IF([.D20]&gt;2;&quot;alta&quot;;&quot;media&quot;);IF([.D20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2" calcext:value-type="float">
            <text:p>12</text:p>
          </table:table-cell>
          <table:table-cell table:style-name="ce11" table:formula="of:=IF([.E20]=&quot;baja&quot;;[.F20]*[.$K$1];IF([.E20]=&quot;media&quot;;[.F20]*[.$K$2];IF([.E20]=&quot;alta&quot;;[.F20]*[.$K$3];[.F20]*[.$K$4])))" office:value-type="float" office:value="192" calcext:value-type="float">
            <text:p>192</text:p>
          </table:table-cell>
          <table:table-cell table:style-name="ce21" table:formula="of:=ROUND([.G20]*[.$O$17];0)" office:value-type="float" office:value="13326300" calcext:value-type="float">
            <text:p>13,326,300</text:p>
          </table:table-cell>
          <table:table-cell table:style-name="ce24"/>
          <table:table-cell table:style-name="ce16" table:number-columns-repeated="17"/>
          <table:table-cell table:number-columns-repeated="998"/>
        </table:table-row>
        <table:table-row table:style-name="ro2">
          <table:covered-table-cell table:style-name="ce3"/>
          <table:table-cell table:style-name="ce11" office:value-type="string" calcext:value-type="string">
            <text:p>Parametrizar el módulo verificación de requerimientos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IF([.C21]&lt;6;IF([.D21]=2;&quot;media&quot;;IF([.D21]&gt;2;&quot;alta&quot;;&quot;baja&quot;));IF([.C21]&lt;11;IF([.D21]&gt;2;&quot;alta&quot;;&quot;media&quot;);IF([.D21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IF([.E21]=&quot;baja&quot;;[.F21]*[.$K$1];IF([.E21]=&quot;media&quot;;[.F21]*[.$K$2];IF([.E21]=&quot;alta&quot;;[.F21]*[.$K$3];[.F21]*[.$K$4])))" office:value-type="float" office:value="160" calcext:value-type="float">
            <text:p>160</text:p>
          </table:table-cell>
          <table:table-cell table:style-name="ce21" table:formula="of:=ROUND([.G21]*[.$O$17];0)" office:value-type="float" office:value="11105250" calcext:value-type="float">
            <text:p>11,105,250</text:p>
          </table:table-cell>
          <table:table-cell table:style-name="ce24"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1" office:value-type="string" calcext:value-type="string">
            <text:p>Parametrizar el módulo de agendamiento de citas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6" calcext:value-type="float">
            <text:p>6</text:p>
          </table:table-cell>
          <table:table-cell table:style-name="ce11" table:formula="of:=IF([.C22]&lt;6;IF([.D22]=2;&quot;media&quot;;IF([.D22]&gt;2;&quot;alta&quot;;&quot;baja&quot;));IF([.C22]&lt;11;IF([.D22]&gt;2;&quot;alta&quot;;&quot;media&quot;);IF([.D22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5" calcext:value-type="float">
            <text:p>15</text:p>
          </table:table-cell>
          <table:table-cell table:style-name="ce11" table:formula="of:=IF([.E22]=&quot;baja&quot;;[.F22]*[.$K$1];IF([.E22]=&quot;media&quot;;[.F22]*[.$K$2];IF([.E22]=&quot;alta&quot;;[.F22]*[.$K$3];[.F22]*[.$K$4])))" office:value-type="float" office:value="240" calcext:value-type="float">
            <text:p>240</text:p>
          </table:table-cell>
          <table:table-cell table:style-name="ce21" table:formula="of:=ROUND([.G22]*[.$O$17];0)" office:value-type="float" office:value="16657874" calcext:value-type="float">
            <text:p>16,657,874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Parametrizar el módulo de administración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1" table:formula="of:=IF([.C23]&lt;6;IF([.D23]=2;&quot;media&quot;;IF([.D23]&gt;2;&quot;alta&quot;;&quot;baja&quot;));IF([.C23]&lt;11;IF([.D23]&gt;2;&quot;alta&quot;;&quot;media&quot;);IF([.D23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11" calcext:value-type="float">
            <text:p>11</text:p>
          </table:table-cell>
          <table:table-cell table:style-name="ce11" table:formula="of:=IF([.E23]=&quot;baja&quot;;[.F23]*[.$K$1];IF([.E23]=&quot;media&quot;;[.F23]*[.$K$2];IF([.E23]=&quot;alta&quot;;[.F23]*[.$K$3];[.F23]*[.$K$4])))" office:value-type="float" office:value="176" calcext:value-type="float">
            <text:p>176</text:p>
          </table:table-cell>
          <table:table-cell table:style-name="ce21" table:formula="of:=ROUND([.G23]*[.$O$17];0)" office:value-type="float" office:value="12215775" calcext:value-type="float">
            <text:p>12,215,775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Parametrizar vistas</text:p>
          </table:table-cell>
          <table:table-cell table:style-name="ce12" office:value-type="float" office:value="23" calcext:value-type="float">
            <text:p>23</text:p>
          </table:table-cell>
          <table:table-cell table:style-name="ce12" office:value-type="float" office:value="8" calcext:value-type="float">
            <text:p>8</text:p>
          </table:table-cell>
          <table:table-cell table:style-name="ce11" table:formula="of:=IF([.C24]&lt;6;IF([.D24]=2;&quot;media&quot;;IF([.D24]&gt;2;&quot;alta&quot;;&quot;baja&quot;));IF([.C24]&lt;11;IF([.D24]&gt;2;&quot;alta&quot;;&quot;media&quot;);IF([.D24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18" calcext:value-type="float">
            <text:p>18</text:p>
          </table:table-cell>
          <table:table-cell table:style-name="ce11" table:formula="of:=IF([.E24]=&quot;baja&quot;;[.F24]*[.$K$1];IF([.E24]=&quot;media&quot;;[.F24]*[.$K$2];IF([.E24]=&quot;alta&quot;;[.F24]*[.$K$3];[.F24]*[.$K$4])))" office:value-type="float" office:value="288" calcext:value-type="float">
            <text:p>288</text:p>
          </table:table-cell>
          <table:table-cell table:style-name="ce21" table:formula="of:=ROUND([.G24]*[.$O$17];0)" office:value-type="float" office:value="19989449" calcext:value-type="float">
            <text:p>19,989,449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5">
            <text:p>Administración </text:p>
          </table:table-cell>
          <table:table-cell table:style-name="ce12" office:value-type="string" calcext:value-type="string">
            <text:p>Asignar permisos por rol</text:p>
          </table:table-cell>
          <table:table-cell table:style-name="ce12" office:value-type="float" office:value="11" calcext:value-type="float">
            <text:p>11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[.C25]&lt;6;IF([.D25]=2;&quot;media&quot;;IF([.D25]&gt;2;&quot;alta&quot;;&quot;baja&quot;));IF([.C25]&lt;11;IF([.D25]&gt;2;&quot;alta&quot;;&quot;media&quot;);IF([.D25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[.E25]=&quot;baja&quot;;[.F25]*[.$K$1];IF([.E25]=&quot;media&quot;;[.F25]*[.$K$2];IF([.E25]=&quot;alta&quot;;[.F25]*[.$K$3];[.F25]*[.$K$4])))" office:value-type="float" office:value="112" calcext:value-type="float">
            <text:p>112</text:p>
          </table:table-cell>
          <table:table-cell table:style-name="ce21" table:formula="of:=ROUND([.G25]*[.$O$17];0)" office:value-type="float" office:value="7773675" calcext:value-type="float">
            <text:p>7,773,675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1" office:value-type="string" calcext:value-type="string">
            <text:p>Gestionar permisos</text:p>
          </table:table-cell>
          <table:table-cell table:style-name="ce11" office:value-type="float" office:value="14" calcext:value-type="float">
            <text:p>14</text:p>
          </table:table-cell>
          <table:table-cell table:style-name="ce11" office:value-type="float" office:value="8" calcext:value-type="float">
            <text:p>8</text:p>
          </table:table-cell>
          <table:table-cell table:style-name="ce11" table:formula="of:=IF([.C26]&lt;6;IF([.D26]=2;&quot;media&quot;;IF([.D26]&gt;2;&quot;alta&quot;;&quot;baja&quot;));IF([.C26]&lt;11;IF([.D26]&gt;2;&quot;alta&quot;;&quot;media&quot;);IF([.D26]&gt;2;&quot;muy alta&quot;;&quot;alta&quot;)))" office:value-type="string" office:string-value="muy alta" calcext:value-type="string">
            <text:p>muy alta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IF([.E26]=&quot;baja&quot;;[.F26]*[.$K$1];IF([.E26]=&quot;media&quot;;[.F26]*[.$K$2];IF([.E26]=&quot;alta&quot;;[.F26]*[.$K$3];[.F26]*[.$K$4])))" office:value-type="float" office:value="160" calcext:value-type="float">
            <text:p>160</text:p>
          </table:table-cell>
          <table:table-cell table:style-name="ce21" table:formula="of:=ROUND([.G26]*[.$O$17];0)" office:value-type="float" office:value="11105250" calcext:value-type="float">
            <text:p>11,105,250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Gestionar configuración de la plataforma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float" office:value="8" calcext:value-type="float">
            <text:p>8</text:p>
          </table:table-cell>
          <table:table-cell table:style-name="ce11" table:formula="of:=IF([.C27]&lt;6;IF([.D27]=2;&quot;media&quot;;IF([.D27]&gt;2;&quot;alta&quot;;&quot;baja&quot;));IF([.C27]&lt;11;IF([.D27]&gt;2;&quot;alta&quot;;&quot;media&quot;);IF([.D27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10" calcext:value-type="float">
            <text:p>10</text:p>
          </table:table-cell>
          <table:table-cell table:style-name="ce11" table:formula="of:=IF([.E27]=&quot;baja&quot;;[.F27]*[.$K$1];IF([.E27]=&quot;media&quot;;[.F27]*[.$K$2];IF([.E27]=&quot;alta&quot;;[.F27]*[.$K$3];[.F27]*[.$K$4])))" office:value-type="float" office:value="160" calcext:value-type="float">
            <text:p>160</text:p>
          </table:table-cell>
          <table:table-cell table:style-name="ce21" table:formula="of:=ROUND([.G27]*[.$O$17];0)" office:value-type="float" office:value="11105250" calcext:value-type="float">
            <text:p>11,105,250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Cambiar el estado general de la plataforma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float" office:value="8" calcext:value-type="float">
            <text:p>8</text:p>
          </table:table-cell>
          <table:table-cell table:style-name="ce11" table:formula="of:=IF([.C28]&lt;6;IF([.D28]=2;&quot;media&quot;;IF([.D28]&gt;2;&quot;alta&quot;;&quot;baja&quot;));IF([.C28]&lt;11;IF([.D28]&gt;2;&quot;alta&quot;;&quot;media&quot;);IF([.D28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8" calcext:value-type="float">
            <text:p>8</text:p>
          </table:table-cell>
          <table:table-cell table:style-name="ce11" table:formula="of:=IF([.E28]=&quot;baja&quot;;[.F28]*[.$K$1];IF([.E28]=&quot;media&quot;;[.F28]*[.$K$2];IF([.E28]=&quot;alta&quot;;[.F28]*[.$K$3];[.F28]*[.$K$4])))" office:value-type="float" office:value="128" calcext:value-type="float">
            <text:p>128</text:p>
          </table:table-cell>
          <table:table-cell table:style-name="ce21" table:formula="of:=ROUND([.G28]*[.$O$17];0)" office:value-type="float" office:value="8884200" calcext:value-type="float">
            <text:p>8,884,200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Modificar usuarios según su rol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float" office:value="5" calcext:value-type="float">
            <text:p>5</text:p>
          </table:table-cell>
          <table:table-cell table:style-name="ce11" table:formula="of:=IF([.C29]&lt;6;IF([.D29]=2;&quot;media&quot;;IF([.D29]&gt;2;&quot;alta&quot;;&quot;baja&quot;));IF([.C29]&lt;11;IF([.D29]&gt;2;&quot;alta&quot;;&quot;media&quot;);IF([.D29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9" calcext:value-type="float">
            <text:p>9</text:p>
          </table:table-cell>
          <table:table-cell table:style-name="ce11" table:formula="of:=IF([.E29]=&quot;baja&quot;;[.F29]*[.$K$1];IF([.E29]=&quot;media&quot;;[.F29]*[.$K$2];IF([.E29]=&quot;alta&quot;;[.F29]*[.$K$3];[.F29]*[.$K$4])))" office:value-type="float" office:value="144" calcext:value-type="float">
            <text:p>144</text:p>
          </table:table-cell>
          <table:table-cell table:style-name="ce21" table:formula="of:=ROUND([.G29]*[.$O$17];0)" office:value-type="float" office:value="9994725" calcext:value-type="float">
            <text:p>9,994,725</text:p>
          </table:table-cell>
          <table:table-cell/>
          <table:table-cell table:style-name="ce16" table:number-columns-repeated="2"/>
          <table:table-cell table:style-name="ce33"/>
          <table:table-cell table:style-name="ce16" table:number-columns-repeated="14"/>
          <table:table-cell table:number-columns-repeated="998"/>
        </table:table-row>
        <table:table-row table:style-name="ro3">
          <table:table-cell table:style-name="ce2" office:value-type="string" calcext:value-type="string" table:number-columns-spanned="1" table:number-rows-spanned="5">
            <text:p>Vista</text:p>
          </table:table-cell>
          <table:table-cell table:style-name="ce12" office:value-type="string" calcext:value-type="string">
            <text:p>Crear vista visitante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" calcext:value-type="float">
            <text:p>6</text:p>
          </table:table-cell>
          <table:table-cell table:style-name="ce11" table:formula="of:=IF([.C30]&lt;6;IF([.D30]=2;&quot;media&quot;;IF([.D30]&gt;2;&quot;alta&quot;;&quot;baja&quot;));IF([.C30]&lt;11;IF([.D30]&gt;2;&quot;alta&quot;;&quot;media&quot;);IF([.D30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14" calcext:value-type="float">
            <text:p>14</text:p>
          </table:table-cell>
          <table:table-cell table:style-name="ce11" table:formula="of:=IF([.E30]=&quot;baja&quot;;[.F30]*[.$K$1];IF([.E30]=&quot;media&quot;;[.F30]*[.$K$2];IF([.E30]=&quot;alta&quot;;[.F30]*[.$K$3];[.F30]*[.$K$4])))" office:value-type="float" office:value="224" calcext:value-type="float">
            <text:p>224</text:p>
          </table:table-cell>
          <table:table-cell table:style-name="ce21" table:formula="of:=ROUND([.G30]*[.$O$17];0)" office:value-type="float" office:value="15547349" calcext:value-type="float">
            <text:p>15,547,349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Crear vista administrador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[.C31]&lt;6;IF([.D31]=2;&quot;media&quot;;IF([.D31]&gt;2;&quot;alta&quot;;&quot;baja&quot;));IF([.C31]&lt;11;IF([.D31]&gt;2;&quot;alta&quot;;&quot;media&quot;);IF([.D31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15" calcext:value-type="float">
            <text:p>15</text:p>
          </table:table-cell>
          <table:table-cell table:style-name="ce11" table:formula="of:=IF([.E31]=&quot;baja&quot;;[.F31]*[.$K$1];IF([.E31]=&quot;media&quot;;[.F31]*[.$K$2];IF([.E31]=&quot;alta&quot;;[.F31]*[.$K$3];[.F31]*[.$K$4])))" office:value-type="float" office:value="240" calcext:value-type="float">
            <text:p>240</text:p>
          </table:table-cell>
          <table:table-cell table:style-name="ce21" table:formula="of:=ROUND([.G31]*[.$O$17];0)" office:value-type="float" office:value="16657874" calcext:value-type="float">
            <text:p>16,657,874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Crear vista empleado</text:p>
          </table:table-cell>
          <table:table-cell table:style-name="ce12" office:value-type="float" office:value="22" calcext:value-type="float">
            <text:p>22</text:p>
          </table:table-cell>
          <table:table-cell table:style-name="ce12" office:value-type="float" office:value="6" calcext:value-type="float">
            <text:p>6</text:p>
          </table:table-cell>
          <table:table-cell table:style-name="ce11" table:formula="of:=IF([.C32]&lt;6;IF([.D32]=2;&quot;media&quot;;IF([.D32]&gt;2;&quot;alta&quot;;&quot;baja&quot;));IF([.C32]&lt;11;IF([.D32]&gt;2;&quot;alta&quot;;&quot;media&quot;);IF([.D32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18" calcext:value-type="float">
            <text:p>18</text:p>
          </table:table-cell>
          <table:table-cell table:style-name="ce11" table:formula="of:=IF([.E32]=&quot;baja&quot;;[.F32]*[.$K$1];IF([.E32]=&quot;media&quot;;[.F32]*[.$K$2];IF([.E32]=&quot;alta&quot;;[.F32]*[.$K$3];[.F32]*[.$K$4])))" office:value-type="float" office:value="288" calcext:value-type="float">
            <text:p>288</text:p>
          </table:table-cell>
          <table:table-cell table:style-name="ce21" table:formula="of:=ROUND([.G32]*[.$O$17];0)" office:value-type="float" office:value="19989449" calcext:value-type="float">
            <text:p>19,989,449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Crear vista general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[.C33]&lt;6;IF([.D33]=2;&quot;media&quot;;IF([.D33]&gt;2;&quot;alta&quot;;&quot;baja&quot;));IF([.C33]&lt;11;IF([.D33]&gt;2;&quot;alta&quot;;&quot;media&quot;);IF([.D33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16" calcext:value-type="float">
            <text:p>16</text:p>
          </table:table-cell>
          <table:table-cell table:style-name="ce11" table:formula="of:=IF([.E33]=&quot;baja&quot;;[.F33]*[.$K$1];IF([.E33]=&quot;media&quot;;[.F33]*[.$K$2];IF([.E33]=&quot;alta&quot;;[.F33]*[.$K$3];[.F33]*[.$K$4])))" office:value-type="float" office:value="256" calcext:value-type="float">
            <text:p>256</text:p>
          </table:table-cell>
          <table:table-cell table:style-name="ce21" table:formula="of:=ROUND([.G33]*[.$O$17];0)" office:value-type="float" office:value="17768399" calcext:value-type="float">
            <text:p>17,768,399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3"/>
          <table:table-cell table:style-name="ce12" office:value-type="string" calcext:value-type="string">
            <text:p>Crear formularios de registros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float" office:value="7" calcext:value-type="float">
            <text:p>7</text:p>
          </table:table-cell>
          <table:table-cell table:style-name="ce11" table:formula="of:=IF([.C34]&lt;6;IF([.D34]=2;&quot;media&quot;;IF([.D34]&gt;2;&quot;alta&quot;;&quot;baja&quot;));IF([.C34]&lt;11;IF([.D34]&gt;2;&quot;alta&quot;;&quot;media&quot;);IF([.D34]&gt;2;&quot;muy alta&quot;;&quot;alta&quot;)))" office:value-type="string" office:string-value="muy alta" calcext:value-type="string">
            <text:p>muy alta</text:p>
          </table:table-cell>
          <table:table-cell table:style-name="ce12" office:value-type="float" office:value="13" calcext:value-type="float">
            <text:p>13</text:p>
          </table:table-cell>
          <table:table-cell table:style-name="ce11" table:formula="of:=IF([.E34]=&quot;baja&quot;;[.F34]*[.$K$1];IF([.E34]=&quot;media&quot;;[.F34]*[.$K$2];IF([.E34]=&quot;alta&quot;;[.F34]*[.$K$3];[.F34]*[.$K$4])))" office:value-type="float" office:value="208" calcext:value-type="float">
            <text:p>208</text:p>
          </table:table-cell>
          <table:table-cell table:style-name="ce21" table:formula="of:=ROUND([.G34]*[.$O$17];0)" office:value-type="float" office:value="14436824" calcext:value-type="float">
            <text:p>14,436,824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5" table:number-columns-spanned="5" table:number-rows-spanned="2"/>
          <table:covered-table-cell table:number-columns-repeated="4"/>
          <table:table-cell table:style-name="ce18" office:value-type="string" calcext:value-type="string" table:number-columns-spanned="1" table:number-rows-spanned="2">
            <text:p>TOTALES</text:p>
          </table:table-cell>
          <table:table-cell table:style-name="ce20" table:formula="of:=SUM([.G2:.G22])" office:value-type="string" office:string-value="2956" calcext:value-type="string" table:number-columns-spanned="1" table:number-rows-spanned="2">
            <text:p>2956</text:p>
          </table:table-cell>
          <table:table-cell table:style-name="ce22" table:formula="of:=SUM([.H2:.H34])" office:value-type="string" office:string-value="370,637,718.00" calcext:value-type="string" table:number-columns-spanned="1" table:number-rows-spanned="2">
            <text:p>370,637,718.00 </text:p>
          </table:table-cell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covered-table-cell table:style-name="ce6"/>
          <table:covered-table-cell table:number-columns-repeated="4"/>
          <table:covered-table-cell table:number-columns-repeated="3" table:style-name="ce19"/>
          <table:table-cell/>
          <table:table-cell table:style-name="ce16" table:number-columns-repeated="17"/>
          <table:table-cell table:number-columns-repeated="998"/>
        </table:table-row>
        <table:table-row table:style-name="ro3">
          <table:table-cell table:number-columns-repeated="9"/>
          <table:table-cell table:style-name="ce16" table:number-columns-repeated="17"/>
          <table:table-cell table:number-columns-repeated="998"/>
        </table:table-row>
        <table:table-row table:style-name="ro4">
          <table:table-cell table:number-columns-repeated="9"/>
          <table:table-cell table:style-name="ce16" table:number-columns-repeated="17"/>
          <table:table-cell table:number-columns-repeated="998"/>
        </table:table-row>
        <table:table-row table:style-name="ro5">
          <table:table-cell table:style-name="ce7" office:value-type="string" calcext:value-type="string">
            <text:p>Observaciones</text:p>
          </table:table-cell>
          <table:table-cell table:style-name="ce13" office:value-type="string" calcext:value-type="string">
            <text:p>1. Cantidad de campos </text:p>
          </table:table-cell>
          <table:table-cell table:style-name="ce13" office:value-type="string" calcext:value-type="string">
            <text:p>Notificación de citas en espera</text:p>
          </table:table-cell>
          <table:table-cell table:style-name="ce13"/>
          <table:table-cell table:style-name="ce13" office:value-type="string" calcext:value-type="string">
            <text:p>1 = Es el estado de la solicitud</text:p>
          </table:table-cell>
          <table:table-cell table:style-name="ce13" table:number-columns-repeated="2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/>
          <table:table-cell table:style-name="ce13" office:value-type="string" calcext:value-type="string">
            <text:p>Notificación de respuesta de solicitud</text:p>
          </table:table-cell>
          <table:table-cell table:style-name="ce13"/>
          <table:table-cell table:style-name="ce13" office:value-type="string" calcext:value-type="string">
            <text:p>1= Estado de la solicitud</text:p>
          </table:table-cell>
          <table:table-cell table:style-name="ce13" table:number-columns-repeated="2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/>
          <table:table-cell table:style-name="ce13" office:value-type="string" calcext:value-type="string">
            <text:p>Boletín de recomendaciones</text:p>
          </table:table-cell>
          <table:table-cell table:style-name="ce13"/>
          <table:table-cell table:style-name="ce13" office:value-type="string" calcext:value-type="string">
            <text:p>2 = Uno es el tipo de recomendación y otro es la descripción</text:p>
          </table:table-cell>
          <table:table-cell table:style-name="ce13" table:number-columns-repeated="2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/>
          <table:table-cell table:style-name="ce13" office:value-type="string" calcext:value-type="string">
            <text:p>Cargador de archivos</text:p>
          </table:table-cell>
          <table:table-cell table:style-name="ce13"/>
          <table:table-cell table:style-name="ce13" office:value-type="string" calcext:value-type="string">
            <text:p>5 archivos</text:p>
          </table:table-cell>
          <table:table-cell table:style-name="ce13" office:value-type="string" calcext:value-type="string">
            <text:p>Cédula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Foto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Certificado parentesco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Notificación extrajudicial (menores)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Certificado condición especial o médica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/>
          <table:table-cell table:style-name="ce13" office:value-type="string" calcext:value-type="string">
            <text:p>Generación de ticket de visita</text:p>
          </table:table-cell>
          <table:table-cell table:style-name="ce13" table:number-columns-repeated="2"/>
          <table:table-cell table:style-name="ce13" office:value-type="string" calcext:value-type="string">
            <text:p>Nombre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Apellido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Cédula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Turno/ID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Id recluso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Patio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4"/>
          <table:table-cell table:style-name="ce13" office:value-type="string" calcext:value-type="string">
            <text:p>Fecha</text:p>
          </table:table-cell>
          <table:table-cell table:style-name="ce13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6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/>
          <table:table-cell table:style-name="ce13" office:value-type="string" calcext:value-type="string">
            <text:p>Generación de histórico</text:p>
          </table:table-cell>
          <table:table-cell table:style-name="ce13"/>
          <table:table-cell table:style-name="ce13" office:value-type="string" calcext:value-type="string">
            <text:p>7= mismos campos de Generación de ticket de visita</text:p>
          </table:table-cell>
          <table:table-cell table:style-name="ce13" table:number-columns-repeated="2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4" office:value-type="string" calcext:value-type="string" table:number-columns-spanned="1" table:number-rows-spanned="3">
            <text:p>2. Creación de métricas: Medidas de rendimiento trazadas con el aplicativo, necesita la información de las citas para evaluar el conjunto de datos de acuerdo al criterio seleccionado</text:p>
          </table:table-cell>
          <table:table-cell table:style-name="ce13" office:value-type="string" calcext:value-type="string">
            <text:p>Por recinto carcela</text:p>
          </table:table-cell>
          <table:table-cell table:style-name="ce13" table:number-columns-repeated="4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covered-table-cell table:style-name="ce15"/>
          <table:table-cell table:style-name="ce13" office:value-type="string" calcext:value-type="string">
            <text:p>Por dia de visita</text:p>
          </table:table-cell>
          <table:table-cell table:style-name="ce13" table:number-columns-repeated="4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covered-table-cell table:style-name="ce15"/>
          <table:table-cell table:style-name="ce13" office:value-type="string" calcext:value-type="string">
            <text:p>Por citas logradas</text:p>
          </table:table-cell>
          <table:table-cell table:style-name="ce13" table:number-columns-repeated="4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6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office:value-type="string" calcext:value-type="string">
            <text:p>3. Pendientes </text:p>
          </table:table-cell>
          <table:table-cell table:style-name="ce13" office:value-type="string" calcext:value-type="string">
            <text:p>Me</text:p>
          </table:table-cell>
          <table:table-cell table:style-name="ce13" table:number-columns-repeated="4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>
          <table:table-cell table:style-name="ce8"/>
          <table:table-cell table:style-name="ce13" table:number-columns-repeated="6"/>
          <table:table-cell table:style-name="ce23" table:number-columns-repeated="2"/>
          <table:table-cell table:style-name="ce16" table:number-columns-repeated="17"/>
          <table:table-cell table:number-columns-repeated="998"/>
        </table:table-row>
        <table:table-row table:style-name="ro3" table:number-rows-repeated="5">
          <table:table-cell table:number-columns-repeated="9"/>
          <table:table-cell table:style-name="ce16" table:number-columns-repeated="17"/>
          <table:table-cell table:number-columns-repeated="998"/>
        </table:table-row>
        <table:table-row table:style-name="ro6">
          <table:table-cell table:number-columns-repeated="9"/>
          <table:table-cell table:style-name="ce16" table:number-columns-repeated="17"/>
          <table:table-cell table:number-columns-repeated="998"/>
        </table:table-row>
        <table:table-row table:style-name="ro2">
          <table:table-cell table:number-columns-repeated="9"/>
          <table:table-cell table:style-name="ce16" table:number-columns-repeated="17"/>
          <table:table-cell table:number-columns-repeated="998"/>
        </table:table-row>
        <table:table-row table:style-name="ro3" table:number-rows-repeated="3">
          <table:table-cell table:number-columns-repeated="9"/>
          <table:table-cell table:style-name="ce16" table:number-columns-repeated="17"/>
          <table:table-cell table:number-columns-repeated="998"/>
        </table:table-row>
        <table:table-row table:style-name="ro2">
          <table:table-cell table:number-columns-repeated="9"/>
          <table:table-cell table:style-name="ce16" table:number-columns-repeated="17"/>
          <table:table-cell table:number-columns-repeated="998"/>
        </table:table-row>
        <table:table-row table:style-name="ro2">
          <table:table-cell table:style-name="ce9"/>
          <table:table-cell table:style-name="ce16" table:number-columns-repeated="25"/>
          <table:table-cell table:number-columns-repeated="998"/>
        </table:table-row>
        <table:table-row table:style-name="ro3">
          <table:table-cell table:style-name="ce9"/>
          <table:table-cell table:style-name="ce16" table:number-columns-repeated="25"/>
          <table:table-cell table:number-columns-repeated="998"/>
        </table:table-row>
        <table:table-row table:style-name="ro1" table:number-rows-repeated="167">
          <table:table-cell table:style-name="ce9"/>
          <table:table-cell table:style-name="ce16" table:number-columns-repeated="25"/>
          <table:table-cell table:number-columns-repeated="998"/>
        </table:table-row>
        <table:table-row table:style-name="ro3" table:number-rows-repeated="762">
          <table:table-cell table:style-name="ce9"/>
          <table:table-cell table:style-name="ce16" table:number-columns-repeated="25"/>
          <table:table-cell table:number-columns-repeated="998"/>
        </table:table-row>
        <table:table-row table:style-name="ro7" table:number-rows-repeated="1047572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  <number:text> </number:text>
    </number:number-style>
    <number:number-style style:name="N125P1" style:volatile="true"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number:text>-</number:text>
      <number:number number:decimal-places="0" loext:min-decimal-places="0" number:min-integer-digits="0"/>
      <number:text>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40" meta:object-count="0"/>
    <meta:generator>LibreOfficeDev/5.1.0.3$Linux_X86_64 LibreOffice_project/</meta:generator>
  </office:meta>
</office:document-meta>
</file>